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1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2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2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2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2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2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Calibri2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2" style:font-size-asian="25pt" style:font-size-complex="25pt"/>
    </style:style>
    <style:style style:family="paragraph" style:master-page-name="" style:name="P8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Calibri2" style:font-size-asian="25pt" style:font-size-complex="25pt"/>
    </style:style>
    <style:style style:family="paragraph" style:master-page-name="" style:name="P9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Calibri2" style:font-size-asian="25pt" style:font-size-complex="25pt" style:font-style-asian="italic" style:font-style-complex="italic"/>
    </style:style>
    <style:style style:family="paragraph" style:master-page-name="" style:name="P10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2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Calibri2" style:font-size-asian="22pt" style:font-size-complex="22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Calibri2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5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2" style:font-size-asian="10pt" style:font-size-complex="10pt"/>
    </style:style>
    <style:style style:family="paragraph" style:name="P16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2"/>
    </style:style>
    <style:style style:family="paragraph" style:name="P17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2" style:font-size-asian="26pt" style:font-size-complex="26pt"/>
    </style:style>
    <style:style style:family="paragraph" style:name="P18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9" style:parent-style-name="Text_20_body">
      <style:text-properties fo:font-size="25pt" style:font-name="Calibri1" style:font-size-asian="21.8500003814697pt" style:font-size-complex="25pt"/>
    </style:style>
    <style:style style:family="paragraph" style:list-style-name="WWNum1" style:name="P20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2" style:font-size-asian="25pt" style:font-size-complex="25pt" style:text-line-through-style="none" style:text-line-through-type="none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master-page-name="Standard" style:name="P22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2" style:font-size-asian="26pt" style:font-size-complex="26pt" style:font-weight-asian="normal" style:font-weight-complex="normal" style:text-underline-style="none"/>
    </style:style>
    <style:style style:family="paragraph" style:list-style-name="L1" style:name="P23" style:parent-style-name="Text_20_body">
      <style:paragraph-properties fo:line-height="100%" fo:margin-bottom="0cm" fo:margin-top="0cm" loext:contextual-spacing="false" style:writing-mode="page"/>
      <style:text-properties fo:font-size="25pt" style:font-name="Calibri2" style:font-size-asian="25pt" style:font-size-complex="25pt"/>
    </style:style>
    <style:style style:family="paragraph" style:list-style-name="L2" style:name="P2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25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6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style:font-name="Calibri2"/>
    </style:style>
    <style:style style:family="text" style:name="T21">
      <style:text-properties fo:country="BE" fo:font-size="25pt" fo:language="fr" style:font-name="Calibri2" style:font-name-asian="Calibri4" style:font-name-complex="Calibri4" style:font-size-asian="25pt" style:font-size-complex="25pt"/>
    </style:style>
    <style:style style:family="text" style:name="T22">
      <style:text-properties fo:background-color="#ffff00" fo:country="BE" fo:font-size="25pt" fo:font-style="italic" fo:language="fr" loext:char-shading-value="0" style:font-name="Calibri2" style:font-name-asian="Calibri4" style:font-name-complex="Calibri4" style:font-size-asian="25pt" style:font-size-complex="25pt" style:font-style-asian="italic" style:font-style-complex="italic"/>
    </style:style>
    <style:style style:family="text" style:name="T23">
      <style:text-properties fo:font-size="25pt" style:font-name="Calibri2" style:font-size-asian="25pt" style:font-size-complex="25pt"/>
    </style:style>
    <style:style style:family="text" style:name="T24">
      <style:text-properties fo:font-size="25pt" officeooo:rsid="000959c5" style:font-name="Calibri2" style:font-size-asian="25pt" style:font-size-complex="25pt"/>
    </style:style>
    <style:style style:family="text" style:name="T25">
      <style:text-properties fo:font-size="25pt" fo:font-style="normal" fo:font-weight="bold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6">
      <style:text-properties fo:font-size="25pt" fo:font-style="normal" fo:font-weight="bold" officeooo:rsid="0007b6d1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name="Calibri2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name="Calibri2" style:font-size-asian="25pt" style:font-size-complex="25pt" style:font-weight-asian="bold" style:font-weight-complex="bold" style:text-underline-style="none"/>
    </style:style>
    <style:style style:family="text" style:name="T29">
      <style:text-properties fo:background-color="#ffff00" fo:font-size="25pt" fo:font-style="italic" loext:char-shading-value="0" style:font-name="Calibri2" style:font-size-asian="25pt" style:font-size-complex="25pt" style:font-style-asian="italic" style:font-style-complex="italic"/>
    </style:style>
    <style:style style:family="text" style:name="T30">
      <style:text-properties fo:font-weight="bold" fo:letter-spacing="-0.039cm"/>
    </style:style>
    <style:style style:family="text" style:name="T31">
      <style:text-properties fo:font-weight="bold" fo:letter-spacing="-0.085cm"/>
    </style:style>
    <style:style style:family="text" style:name="T32">
      <style:text-properties style:text-line-through-style="none" style:text-line-through-type="none"/>
    </style:style>
    <style:style style:family="text" style:name="T33">
      <style:text-properties fo:color="#000000"/>
    </style:style>
    <style:style style:family="text" style:name="T3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3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3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37">
      <style:text-properties fo:font-size="25pt" style:font-name="Calibri1" style:font-size-asian="21.8500003814697pt" style:font-size-complex="25pt"/>
    </style:style>
    <style:style style:family="text" style:name="T38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9">
      <style:text-properties fo:background-color="transparent" fo:font-size="25pt" fo:font-weight="normal" loext:char-shading-value="0" officeooo:rsid="00362119" style:font-name="Calibri1" style:font-size-asian="25pt" style:font-size-complex="25pt" style:font-weight-asian="normal" style:font-weight-complex="normal"/>
    </style:style>
    <style:style style:family="text" style:name="T40">
      <style:text-properties fo:font-style="normal" fo:font-weight="bold" style:font-name="Calibri1" style:font-style-asian="normal" style:font-style-complex="normal" style:font-weight-asian="bold" style:font-weight-complex="bold"/>
    </style:style>
    <style:style style:family="text" style:name="T41">
      <style:text-properties fo:background-color="#ffff00" fo:font-style="italic" loext:char-shading-value="0" style:font-style-asian="italic" style:font-style-complex="italic"/>
    </style:style>
    <style:style style:family="text" style:name="T42">
      <style:text-properties fo:font-weight="normal" style:font-weight-asian="normal" style:font-weight-complex="normal"/>
    </style:style>
    <style:style style:family="text" style:name="T43">
      <style:text-properties fo:color="#00000a" fo:font-size="20pt" fo:font-style="normal" fo:font-weight="normal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4">
      <style:text-properties fo:color="#00000a" fo:font-size="20pt" fo:font-style="normal" fo:font-weight="normal" officeooo:rsid="00077f89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5">
      <style:text-properties fo:color="#00000a" fo:font-size="20pt" fo:font-weight="normal" style:country-asian="FR" style:country-complex="SA" style:font-name-asian="Times New Roman2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46">
      <style:text-properties officeooo:rsid="0007b6d1"/>
    </style:style>
    <style:style style:family="text" style:name="T47">
      <style:text-properties officeooo:rsid="000959c5"/>
    </style:style>
    <style:style style:family="text" style:name="T48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0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1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2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3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2">ANNEXE 25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25"><text:span text:style-name="T26">Commune</text:span><text:span text:style-name="T25"> de </text:span><text:span text:style-name="T38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6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5"><office:annotation><dc:creator>Auteur inconnu</dc:creator><dc:date>2017-05-16T10:02:36</dc:date><text:p text:style-name="P27"><text:span text:style-name="T48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8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text:style-name="WWNum1" xml:id="list4223753372">
        <text:list-header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</text:span></text:p><text:p text:style-name="P27"><text:span text:style-name="T53"/></text:p></office:annotation>PAS DE TYPE DE DOSSIER SELECTIONNÉ (dans le récapitulatif)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'group' in licence_helper.folderCategoryTownship</text:span></text:p><text:p text:style-name="P27"><text:span text:style-name="T53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not 'group' in licence_helper.folderCategoryTownship</text:span></text:p><text:p text:style-name="P27"><text:span text:style-name="T53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Township</text:span></text:p><text:p text:style-name="P27"><text:span text:style-name="T53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33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name="Section3" text:style-name="Sect1">
        <text:p text:style-name="Text_20_body"><office:annotation><dc:creator>Unknown Author</dc:creator><dc:date>2016-04-21T15:24:04</dc:date><text:p text:style-name="P27"><text:span text:style-name="T51">do section for article in self.getValuesForTemplate('announcementArticles', <text:s/>subfield='description')</text:span></text:p></office:annotation><text:span text:style-name="T37"><text:s/></text:span><text:span text:style-name="T37"><office:annotation><dc:creator>Ngaha </dc:creator><dc:date>2017-06-02T14:51:23</dc:date><text:p text:style-name="P27"><text:span text:style-name="T50">do text</text:span></text:p><text:p text:style-name="P27"><text:span text:style-name="T50">from xhtml(article, stylesMapping={</text:span><text:span text:style-name="T48">'</text:span><text:span text:style-name="T50">p</text:span><text:span text:style-name="T48">'</text:span><text:span text:style-name="T50">:</text:span><text:span text:style-name="T48">'Normal'</text:span><text:span text:style-name="T50">})</text:span></text:p></office:annotation></text:span></text:p>
      </text:section>
      <text:section text:name="Section4" text:style-name="Sect1">
        <text:p text:style-name="P19"/>
      </text:section>
      <text:p text:style-name="P4">Le dossier peut être consulté les jours ouvrables :</text:p>
      <text:p text:style-name="P9">à remplir</text:p>
      <text:list text:style-name="L1" xml:id="list730863941">
        <text:list-item>
          <text:p text:style-name="P23">le mardi de 7 h 45 à 11 h 45 et de 12 h 45 à 16 h 30 ;</text:p>
        </text:list-item>
        <text:list-item>
          <text:p text:style-name="P23">le jeudi de 12 h 45 à 16 h 30 ;</text:p>
        </text:list-item>
        <text:list-item>
          <text:p text:style-name="P23">le jeudi de 17 h 00 à 20 h 00 (sur rendez-vous pris 24 h à l’avance) ;</text:p>
        </text:list-item>
        <text:list-item>
          <text:p text:style-name="P23">le vendredi de 7 h 45 à 11 h 45.</text:p>
        </text:list-item>
      </text:list>
      <text:p text:style-name="P8">à l’adresse suivante : Service des Autorisations, <text:span text:style-name="T41">à remplir</text:span></text:p>
      <text:p text:style-name="P12">(Durant les mois de juillet et août, le service est accessible jusqu'à 14 h 45 au lieu de 16 h 30)</text:p>
      <text:p text:style-name="P10"><text:span text:style-name="T23">Des explications sur le projet peuvent être obtenues auprès de </text:span><text:span text:style-name="T39"><text:text-input text:description="">self.getFoldermanagers()[0].getName2()</text:text-input></text:span><text:span text:style-name="T39"><text:s/></text:span><text:span text:style-name="T39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event_view.display_date('investigationStart')</text:text-input></text:span><text:span text:style-name="T12"><text:s/>au</text:span><text:text-input text:description="">  event_view.display_date('investigationEnd')</text:text-input><text:span text:style-name="T1"> <text:s/></text:span><text:span text:style-name="T42">au collège</text:span><text:span text:style-name="T1"> </text:span><text:span text:style-name="T42">communal</text:span> :</text:p>
      <text:list text:style-name="L2" xml:id="list1005002644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8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4">(5) par courrier électronique à l’adresse suivante : <text:span text:style-name="T41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5"><text:span text:style-name="Style_20_135_20_pt"><text:span text:style-name="T45"><office:annotation><dc:creator>Gauthier Bastien</dc:creator><dc:date>2011-01-13T14:56:41</dc:date><text:p text:style-name="P27"><text:span text:style-name="T49">do text</text:span></text:p><text:p text:style-name="P27"><text:span text:style-name="T49">from document(at=signatures, format='odt')</text:span></text:p></office:annotation></text:span></text:span><text:span text:style-name="Style_20_135_20_pt"><text:span text:style-name="T43">Import depuis signature</text:span></text:span><text:span text:style-name="Style_20_135_20_pt"><text:span text:style-name="T44">s</text:span></text:span><text:span text:style-name="Style_20_135_20_pt"><text:span text:style-name="T43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1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2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2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2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2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2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Calibri2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2" style:font-size-asian="25pt" style:font-size-complex="25pt"/>
    </style:style>
    <style:style style:family="paragraph" style:master-page-name="" style:name="P8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Calibri2" style:font-size-asian="25pt" style:font-size-complex="25pt"/>
    </style:style>
    <style:style style:family="paragraph" style:master-page-name="" style:name="P9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Calibri2" style:font-size-asian="25pt" style:font-size-complex="25pt" style:font-style-asian="italic" style:font-style-complex="italic"/>
    </style:style>
    <style:style style:family="paragraph" style:master-page-name="" style:name="P10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2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Calibri2" style:font-size-asian="22pt" style:font-size-complex="22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Calibri2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5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2" style:font-size-asian="10pt" style:font-size-complex="10pt"/>
    </style:style>
    <style:style style:family="paragraph" style:name="P16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2"/>
    </style:style>
    <style:style style:family="paragraph" style:name="P17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2" style:font-size-asian="26pt" style:font-size-complex="26pt"/>
    </style:style>
    <style:style style:family="paragraph" style:name="P18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9" style:parent-style-name="Text_20_body">
      <style:text-properties fo:font-size="25pt" style:font-name="Calibri1" style:font-size-asian="21.8500003814697pt" style:font-size-complex="25pt"/>
    </style:style>
    <style:style style:family="paragraph" style:list-style-name="WWNum1" style:name="P20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2" style:font-size-asian="25pt" style:font-size-complex="25pt" style:text-line-through-style="none" style:text-line-through-type="none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master-page-name="Standard" style:name="P22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2" style:font-size-asian="26pt" style:font-size-complex="26pt" style:font-weight-asian="normal" style:font-weight-complex="normal" style:text-underline-style="none"/>
    </style:style>
    <style:style style:family="paragraph" style:list-style-name="L1" style:name="P23" style:parent-style-name="Text_20_body">
      <style:paragraph-properties fo:line-height="100%" fo:margin-bottom="0cm" fo:margin-top="0cm" loext:contextual-spacing="false" style:writing-mode="page"/>
      <style:text-properties fo:font-size="25pt" style:font-name="Calibri2" style:font-size-asian="25pt" style:font-size-complex="25pt"/>
    </style:style>
    <style:style style:family="paragraph" style:list-style-name="L2" style:name="P2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25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6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style:font-name="Calibri2"/>
    </style:style>
    <style:style style:family="text" style:name="T21">
      <style:text-properties fo:country="BE" fo:font-size="25pt" fo:language="fr" style:font-name="Calibri2" style:font-name-asian="Calibri4" style:font-name-complex="Calibri4" style:font-size-asian="25pt" style:font-size-complex="25pt"/>
    </style:style>
    <style:style style:family="text" style:name="T22">
      <style:text-properties fo:background-color="#ffff00" fo:country="BE" fo:font-size="25pt" fo:font-style="italic" fo:language="fr" loext:char-shading-value="0" style:font-name="Calibri2" style:font-name-asian="Calibri4" style:font-name-complex="Calibri4" style:font-size-asian="25pt" style:font-size-complex="25pt" style:font-style-asian="italic" style:font-style-complex="italic"/>
    </style:style>
    <style:style style:family="text" style:name="T23">
      <style:text-properties fo:font-size="25pt" style:font-name="Calibri2" style:font-size-asian="25pt" style:font-size-complex="25pt"/>
    </style:style>
    <style:style style:family="text" style:name="T24">
      <style:text-properties fo:font-size="25pt" officeooo:rsid="000959c5" style:font-name="Calibri2" style:font-size-asian="25pt" style:font-size-complex="25pt"/>
    </style:style>
    <style:style style:family="text" style:name="T25">
      <style:text-properties fo:font-size="25pt" fo:font-style="normal" fo:font-weight="bold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6">
      <style:text-properties fo:font-size="25pt" fo:font-style="normal" fo:font-weight="bold" officeooo:rsid="0007b6d1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name="Calibri2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name="Calibri2" style:font-size-asian="25pt" style:font-size-complex="25pt" style:font-weight-asian="bold" style:font-weight-complex="bold" style:text-underline-style="none"/>
    </style:style>
    <style:style style:family="text" style:name="T29">
      <style:text-properties fo:background-color="#ffff00" fo:font-size="25pt" fo:font-style="italic" loext:char-shading-value="0" style:font-name="Calibri2" style:font-size-asian="25pt" style:font-size-complex="25pt" style:font-style-asian="italic" style:font-style-complex="italic"/>
    </style:style>
    <style:style style:family="text" style:name="T30">
      <style:text-properties fo:font-weight="bold" fo:letter-spacing="-0.039cm"/>
    </style:style>
    <style:style style:family="text" style:name="T31">
      <style:text-properties fo:font-weight="bold" fo:letter-spacing="-0.085cm"/>
    </style:style>
    <style:style style:family="text" style:name="T32">
      <style:text-properties style:text-line-through-style="none" style:text-line-through-type="none"/>
    </style:style>
    <style:style style:family="text" style:name="T33">
      <style:text-properties fo:color="#000000"/>
    </style:style>
    <style:style style:family="text" style:name="T3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3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3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37">
      <style:text-properties fo:font-size="25pt" style:font-name="Calibri1" style:font-size-asian="21.8500003814697pt" style:font-size-complex="25pt"/>
    </style:style>
    <style:style style:family="text" style:name="T38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9">
      <style:text-properties fo:background-color="transparent" fo:font-size="25pt" fo:font-weight="normal" loext:char-shading-value="0" officeooo:rsid="00362119" style:font-name="Calibri1" style:font-size-asian="25pt" style:font-size-complex="25pt" style:font-weight-asian="normal" style:font-weight-complex="normal"/>
    </style:style>
    <style:style style:family="text" style:name="T40">
      <style:text-properties fo:font-style="normal" fo:font-weight="bold" style:font-name="Calibri1" style:font-style-asian="normal" style:font-style-complex="normal" style:font-weight-asian="bold" style:font-weight-complex="bold"/>
    </style:style>
    <style:style style:family="text" style:name="T41">
      <style:text-properties fo:background-color="#ffff00" fo:font-style="italic" loext:char-shading-value="0" style:font-style-asian="italic" style:font-style-complex="italic"/>
    </style:style>
    <style:style style:family="text" style:name="T42">
      <style:text-properties fo:font-weight="normal" style:font-weight-asian="normal" style:font-weight-complex="normal"/>
    </style:style>
    <style:style style:family="text" style:name="T43">
      <style:text-properties fo:color="#00000a" fo:font-size="20pt" fo:font-style="normal" fo:font-weight="normal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4">
      <style:text-properties fo:color="#00000a" fo:font-size="20pt" fo:font-style="normal" fo:font-weight="normal" officeooo:rsid="00077f89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5">
      <style:text-properties fo:color="#00000a" fo:font-size="20pt" fo:font-weight="normal" style:country-asian="FR" style:country-complex="SA" style:font-name-asian="Times New Roman2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46">
      <style:text-properties officeooo:rsid="0007b6d1"/>
    </style:style>
    <style:style style:family="text" style:name="T47">
      <style:text-properties officeooo:rsid="000959c5"/>
    </style:style>
    <style:style style:family="text" style:name="T48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0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1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2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3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2">ANNEXE 25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25"><text:span text:style-name="T26">Commune</text:span><text:span text:style-name="T25"> de </text:span><text:span text:style-name="T38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6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5"><office:annotation><dc:creator>Auteur inconnu</dc:creator><dc:date>2017-05-16T10:02:36</dc:date><text:p text:style-name="P27"><text:span text:style-name="T48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8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text:style-name="WWNum1" xml:id="list4223753372">
        <text:list-header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</text:span></text:p><text:p text:style-name="P27"><text:span text:style-name="T53"/></text:p></office:annotation>PAS DE TYPE DE DOSSIER SELECTIONNÉ (dans le récapitulatif)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'group' in licence_helper.folderCategoryTownship</text:span></text:p><text:p text:style-name="P27"><text:span text:style-name="T53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not 'group' in licence_helper.folderCategoryTownship</text:span></text:p><text:p text:style-name="P27"><text:span text:style-name="T53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Township</text:span></text:p><text:p text:style-name="P27"><text:span text:style-name="T53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33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name="Section3" text:style-name="Sect1">
        <text:p text:style-name="Text_20_body"><office:annotation><dc:creator>Unknown Author</dc:creator><dc:date>2016-04-21T15:24:04</dc:date><text:p text:style-name="P27"><text:span text:style-name="T51">do section for article in self.getValuesForTemplate('announcementArticles', <text:s/>subfield='description')</text:span></text:p></office:annotation><text:span text:style-name="T37"><text:s/></text:span><text:span text:style-name="T37"><office:annotation><dc:creator>Ngaha </dc:creator><dc:date>2017-06-02T14:51:23</dc:date><text:p text:style-name="P27"><text:span text:style-name="T50">do text</text:span></text:p><text:p text:style-name="P27"><text:span text:style-name="T50">from xhtml(article, stylesMapping={</text:span><text:span text:style-name="T48">'</text:span><text:span text:style-name="T50">p</text:span><text:span text:style-name="T48">'</text:span><text:span text:style-name="T50">:</text:span><text:span text:style-name="T48">'Normal'</text:span><text:span text:style-name="T50">})</text:span></text:p></office:annotation></text:span></text:p>
      </text:section>
      <text:section text:name="Section4" text:style-name="Sect1">
        <text:p text:style-name="P19"/>
      </text:section>
      <text:p text:style-name="P4">Le dossier peut être consulté les jours ouvrables :</text:p>
      <text:p text:style-name="P9">à remplir</text:p>
      <text:list text:style-name="L1" xml:id="list730863941">
        <text:list-item>
          <text:p text:style-name="P23">le mardi de 7 h 45 à 11 h 45 et de 12 h 45 à 16 h 30 ;</text:p>
        </text:list-item>
        <text:list-item>
          <text:p text:style-name="P23">le jeudi de 12 h 45 à 16 h 30 ;</text:p>
        </text:list-item>
        <text:list-item>
          <text:p text:style-name="P23">le jeudi de 17 h 00 à 20 h 00 (sur rendez-vous pris 24 h à l’avance) ;</text:p>
        </text:list-item>
        <text:list-item>
          <text:p text:style-name="P23">le vendredi de 7 h 45 à 11 h 45.</text:p>
        </text:list-item>
      </text:list>
      <text:p text:style-name="P8">à l’adresse suivante : Service des Autorisations, <text:span text:style-name="T41">à remplir</text:span></text:p>
      <text:p text:style-name="P12">(Durant les mois de juillet et août, le service est accessible jusqu'à 14 h 45 au lieu de 16 h 30)</text:p>
      <text:p text:style-name="P10"><text:span text:style-name="T23">Des explications sur le projet peuvent être obtenues auprès de </text:span><text:span text:style-name="T39"><text:text-input text:description="">self.getFoldermanagers()[0].getName2()</text:text-input></text:span><text:span text:style-name="T39"><text:s/></text:span><text:span text:style-name="T39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event_view.display_date('investigationStart')</text:text-input></text:span><text:span text:style-name="T12"><text:s/>au</text:span><text:text-input text:description="">  event_view.display_date('investigationEnd')</text:text-input><text:span text:style-name="T1"> <text:s/></text:span><text:span text:style-name="T42">au collège</text:span><text:span text:style-name="T1"> </text:span><text:span text:style-name="T42">communal</text:span> :</text:p>
      <text:list text:style-name="L2" xml:id="list1005002644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8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4">(5) par courrier électronique à l’adresse suivante : <text:span text:style-name="T41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5"><text:span text:style-name="Style_20_135_20_pt"><text:span text:style-name="T45"><office:annotation><dc:creator>Gauthier Bastien</dc:creator><dc:date>2011-01-13T14:56:41</dc:date><text:p text:style-name="P27"><text:span text:style-name="T49">do text</text:span></text:p><text:p text:style-name="P27"><text:span text:style-name="T49">from document(at=signatures, format='odt')</text:span></text:p></office:annotation></text:span></text:span><text:span text:style-name="Style_20_135_20_pt"><text:span text:style-name="T43">Import depuis signature</text:span></text:span><text:span text:style-name="Style_20_135_20_pt"><text:span text:style-name="T44">s</text:span></text:span><text:span text:style-name="Style_20_135_20_pt"><text:span text:style-name="T43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1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2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2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2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2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2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Calibri2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2" style:font-size-asian="25pt" style:font-size-complex="25pt"/>
    </style:style>
    <style:style style:family="paragraph" style:master-page-name="" style:name="P8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Calibri2" style:font-size-asian="25pt" style:font-size-complex="25pt"/>
    </style:style>
    <style:style style:family="paragraph" style:master-page-name="" style:name="P9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Calibri2" style:font-size-asian="25pt" style:font-size-complex="25pt" style:font-style-asian="italic" style:font-style-complex="italic"/>
    </style:style>
    <style:style style:family="paragraph" style:master-page-name="" style:name="P10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2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Calibri2" style:font-size-asian="22pt" style:font-size-complex="22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Calibri2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5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2" style:font-size-asian="10pt" style:font-size-complex="10pt"/>
    </style:style>
    <style:style style:family="paragraph" style:name="P16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2"/>
    </style:style>
    <style:style style:family="paragraph" style:name="P17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2" style:font-size-asian="26pt" style:font-size-complex="26pt"/>
    </style:style>
    <style:style style:family="paragraph" style:name="P18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9" style:parent-style-name="Text_20_body">
      <style:text-properties fo:font-size="25pt" style:font-name="Calibri1" style:font-size-asian="21.8500003814697pt" style:font-size-complex="25pt"/>
    </style:style>
    <style:style style:family="paragraph" style:list-style-name="WWNum1" style:name="P20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2" style:font-size-asian="25pt" style:font-size-complex="25pt" style:text-line-through-style="none" style:text-line-through-type="none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master-page-name="Standard" style:name="P22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2" style:font-size-asian="26pt" style:font-size-complex="26pt" style:font-weight-asian="normal" style:font-weight-complex="normal" style:text-underline-style="none"/>
    </style:style>
    <style:style style:family="paragraph" style:list-style-name="L1" style:name="P23" style:parent-style-name="Text_20_body">
      <style:paragraph-properties fo:line-height="100%" fo:margin-bottom="0cm" fo:margin-top="0cm" loext:contextual-spacing="false" style:writing-mode="page"/>
      <style:text-properties fo:font-size="25pt" style:font-name="Calibri2" style:font-size-asian="25pt" style:font-size-complex="25pt"/>
    </style:style>
    <style:style style:family="paragraph" style:list-style-name="L2" style:name="P2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25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6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style:font-name="Calibri2"/>
    </style:style>
    <style:style style:family="text" style:name="T21">
      <style:text-properties fo:country="BE" fo:font-size="25pt" fo:language="fr" style:font-name="Calibri2" style:font-name-asian="Calibri4" style:font-name-complex="Calibri4" style:font-size-asian="25pt" style:font-size-complex="25pt"/>
    </style:style>
    <style:style style:family="text" style:name="T22">
      <style:text-properties fo:background-color="#ffff00" fo:country="BE" fo:font-size="25pt" fo:font-style="italic" fo:language="fr" loext:char-shading-value="0" style:font-name="Calibri2" style:font-name-asian="Calibri4" style:font-name-complex="Calibri4" style:font-size-asian="25pt" style:font-size-complex="25pt" style:font-style-asian="italic" style:font-style-complex="italic"/>
    </style:style>
    <style:style style:family="text" style:name="T23">
      <style:text-properties fo:font-size="25pt" style:font-name="Calibri2" style:font-size-asian="25pt" style:font-size-complex="25pt"/>
    </style:style>
    <style:style style:family="text" style:name="T24">
      <style:text-properties fo:font-size="25pt" officeooo:rsid="000959c5" style:font-name="Calibri2" style:font-size-asian="25pt" style:font-size-complex="25pt"/>
    </style:style>
    <style:style style:family="text" style:name="T25">
      <style:text-properties fo:font-size="25pt" fo:font-style="normal" fo:font-weight="bold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6">
      <style:text-properties fo:font-size="25pt" fo:font-style="normal" fo:font-weight="bold" officeooo:rsid="0007b6d1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name="Calibri2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name="Calibri2" style:font-size-asian="25pt" style:font-size-complex="25pt" style:font-weight-asian="bold" style:font-weight-complex="bold" style:text-underline-style="none"/>
    </style:style>
    <style:style style:family="text" style:name="T29">
      <style:text-properties fo:background-color="#ffff00" fo:font-size="25pt" fo:font-style="italic" loext:char-shading-value="0" style:font-name="Calibri2" style:font-size-asian="25pt" style:font-size-complex="25pt" style:font-style-asian="italic" style:font-style-complex="italic"/>
    </style:style>
    <style:style style:family="text" style:name="T30">
      <style:text-properties fo:font-weight="bold" fo:letter-spacing="-0.039cm"/>
    </style:style>
    <style:style style:family="text" style:name="T31">
      <style:text-properties fo:font-weight="bold" fo:letter-spacing="-0.085cm"/>
    </style:style>
    <style:style style:family="text" style:name="T32">
      <style:text-properties style:text-line-through-style="none" style:text-line-through-type="none"/>
    </style:style>
    <style:style style:family="text" style:name="T33">
      <style:text-properties fo:color="#000000"/>
    </style:style>
    <style:style style:family="text" style:name="T3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3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3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37">
      <style:text-properties fo:font-size="25pt" style:font-name="Calibri1" style:font-size-asian="21.8500003814697pt" style:font-size-complex="25pt"/>
    </style:style>
    <style:style style:family="text" style:name="T38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9">
      <style:text-properties fo:background-color="transparent" fo:font-size="25pt" fo:font-weight="normal" loext:char-shading-value="0" officeooo:rsid="00362119" style:font-name="Calibri1" style:font-size-asian="25pt" style:font-size-complex="25pt" style:font-weight-asian="normal" style:font-weight-complex="normal"/>
    </style:style>
    <style:style style:family="text" style:name="T40">
      <style:text-properties fo:font-style="normal" fo:font-weight="bold" style:font-name="Calibri1" style:font-style-asian="normal" style:font-style-complex="normal" style:font-weight-asian="bold" style:font-weight-complex="bold"/>
    </style:style>
    <style:style style:family="text" style:name="T41">
      <style:text-properties fo:background-color="#ffff00" fo:font-style="italic" loext:char-shading-value="0" style:font-style-asian="italic" style:font-style-complex="italic"/>
    </style:style>
    <style:style style:family="text" style:name="T42">
      <style:text-properties fo:font-weight="normal" style:font-weight-asian="normal" style:font-weight-complex="normal"/>
    </style:style>
    <style:style style:family="text" style:name="T43">
      <style:text-properties fo:color="#00000a" fo:font-size="20pt" fo:font-style="normal" fo:font-weight="normal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4">
      <style:text-properties fo:color="#00000a" fo:font-size="20pt" fo:font-style="normal" fo:font-weight="normal" officeooo:rsid="00077f89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5">
      <style:text-properties fo:color="#00000a" fo:font-size="20pt" fo:font-weight="normal" style:country-asian="FR" style:country-complex="SA" style:font-name-asian="Times New Roman2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46">
      <style:text-properties officeooo:rsid="0007b6d1"/>
    </style:style>
    <style:style style:family="text" style:name="T47">
      <style:text-properties officeooo:rsid="000959c5"/>
    </style:style>
    <style:style style:family="text" style:name="T48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0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1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2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3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2">ANNEXE 25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25"><text:span text:style-name="T26">Commune</text:span><text:span text:style-name="T25"> de </text:span><text:span text:style-name="T38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6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5"><office:annotation><dc:creator>Auteur inconnu</dc:creator><dc:date>2017-05-16T10:02:36</dc:date><text:p text:style-name="P27"><text:span text:style-name="T48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8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text:style-name="WWNum1" xml:id="list4223753372">
        <text:list-header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</text:span></text:p><text:p text:style-name="P27"><text:span text:style-name="T53"/></text:p></office:annotation>PAS DE TYPE DE DOSSIER SELECTIONNÉ (dans le récapitulatif)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'group' in licence_helper.folderCategoryTownship</text:span></text:p><text:p text:style-name="P27"><text:span text:style-name="T53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not 'group' in licence_helper.folderCategoryTownship</text:span></text:p><text:p text:style-name="P27"><text:span text:style-name="T53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Township</text:span></text:p><text:p text:style-name="P27"><text:span text:style-name="T53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33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name="Section3" text:style-name="Sect1">
        <text:p text:style-name="Text_20_body"><office:annotation><dc:creator>Unknown Author</dc:creator><dc:date>2016-04-21T15:24:04</dc:date><text:p text:style-name="P27"><text:span text:style-name="T51">do section for article in self.getValuesForTemplate('announcementArticles', <text:s/>subfield='description')</text:span></text:p></office:annotation><text:span text:style-name="T37"><text:s/></text:span><text:span text:style-name="T37"><office:annotation><dc:creator>Ngaha </dc:creator><dc:date>2017-06-02T14:51:23</dc:date><text:p text:style-name="P27"><text:span text:style-name="T50">do text</text:span></text:p><text:p text:style-name="P27"><text:span text:style-name="T50">from xhtml(article, stylesMapping={</text:span><text:span text:style-name="T48">'</text:span><text:span text:style-name="T50">p</text:span><text:span text:style-name="T48">'</text:span><text:span text:style-name="T50">:</text:span><text:span text:style-name="T48">'Normal'</text:span><text:span text:style-name="T50">})</text:span></text:p></office:annotation></text:span></text:p>
      </text:section>
      <text:section text:name="Section4" text:style-name="Sect1">
        <text:p text:style-name="P19"/>
      </text:section>
      <text:p text:style-name="P4">Le dossier peut être consulté les jours ouvrables :</text:p>
      <text:p text:style-name="P9">à remplir</text:p>
      <text:list text:style-name="L1" xml:id="list730863941">
        <text:list-item>
          <text:p text:style-name="P23">le mardi de 7 h 45 à 11 h 45 et de 12 h 45 à 16 h 30 ;</text:p>
        </text:list-item>
        <text:list-item>
          <text:p text:style-name="P23">le jeudi de 12 h 45 à 16 h 30 ;</text:p>
        </text:list-item>
        <text:list-item>
          <text:p text:style-name="P23">le jeudi de 17 h 00 à 20 h 00 (sur rendez-vous pris 24 h à l’avance) ;</text:p>
        </text:list-item>
        <text:list-item>
          <text:p text:style-name="P23">le vendredi de 7 h 45 à 11 h 45.</text:p>
        </text:list-item>
      </text:list>
      <text:p text:style-name="P8">à l’adresse suivante : Service des Autorisations, <text:span text:style-name="T41">à remplir</text:span></text:p>
      <text:p text:style-name="P12">(Durant les mois de juillet et août, le service est accessible jusqu'à 14 h 45 au lieu de 16 h 30)</text:p>
      <text:p text:style-name="P10"><text:span text:style-name="T23">Des explications sur le projet peuvent être obtenues auprès de </text:span><text:span text:style-name="T39"><text:text-input text:description="">self.getFoldermanagers()[0].getName2()</text:text-input></text:span><text:span text:style-name="T39"><text:s/></text:span><text:span text:style-name="T39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event_view.display_date('investigationStart')</text:text-input></text:span><text:span text:style-name="T12"><text:s/>au</text:span><text:text-input text:description="">  event_view.display_date('investigationEnd')</text:text-input><text:span text:style-name="T1"> <text:s/></text:span><text:span text:style-name="T42">au collège</text:span><text:span text:style-name="T1"> </text:span><text:span text:style-name="T42">communal</text:span> :</text:p>
      <text:list text:style-name="L2" xml:id="list1005002644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8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4">(5) par courrier électronique à l’adresse suivante : <text:span text:style-name="T41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5"><text:span text:style-name="Style_20_135_20_pt"><text:span text:style-name="T45"><office:annotation><dc:creator>Gauthier Bastien</dc:creator><dc:date>2011-01-13T14:56:41</dc:date><text:p text:style-name="P27"><text:span text:style-name="T49">do text</text:span></text:p><text:p text:style-name="P27"><text:span text:style-name="T49">from document(at=signatures, format='odt')</text:span></text:p></office:annotation></text:span></text:span><text:span text:style-name="Style_20_135_20_pt"><text:span text:style-name="T43">Import depuis signature</text:span></text:span><text:span text:style-name="Style_20_135_20_pt"><text:span text:style-name="T44">s</text:span></text:span><text:span text:style-name="Style_20_135_20_pt"><text:span text:style-name="T43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1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2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2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2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2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2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Calibri2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2" style:font-size-asian="25pt" style:font-size-complex="25pt"/>
    </style:style>
    <style:style style:family="paragraph" style:master-page-name="" style:name="P8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Calibri2" style:font-size-asian="25pt" style:font-size-complex="25pt"/>
    </style:style>
    <style:style style:family="paragraph" style:master-page-name="" style:name="P9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Calibri2" style:font-size-asian="25pt" style:font-size-complex="25pt" style:font-style-asian="italic" style:font-style-complex="italic"/>
    </style:style>
    <style:style style:family="paragraph" style:master-page-name="" style:name="P10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2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Calibri2" style:font-size-asian="22pt" style:font-size-complex="22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Calibri2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5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2" style:font-size-asian="10pt" style:font-size-complex="10pt"/>
    </style:style>
    <style:style style:family="paragraph" style:name="P16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2"/>
    </style:style>
    <style:style style:family="paragraph" style:name="P17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2" style:font-size-asian="26pt" style:font-size-complex="26pt"/>
    </style:style>
    <style:style style:family="paragraph" style:name="P18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9" style:parent-style-name="Text_20_body">
      <style:text-properties fo:font-size="25pt" style:font-name="Calibri1" style:font-size-asian="21.8500003814697pt" style:font-size-complex="25pt"/>
    </style:style>
    <style:style style:family="paragraph" style:list-style-name="WWNum1" style:name="P20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2" style:font-size-asian="25pt" style:font-size-complex="25pt" style:text-line-through-style="none" style:text-line-through-type="none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master-page-name="Standard" style:name="P22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2" style:font-size-asian="26pt" style:font-size-complex="26pt" style:font-weight-asian="normal" style:font-weight-complex="normal" style:text-underline-style="none"/>
    </style:style>
    <style:style style:family="paragraph" style:list-style-name="L1" style:name="P23" style:parent-style-name="Text_20_body">
      <style:paragraph-properties fo:line-height="100%" fo:margin-bottom="0cm" fo:margin-top="0cm" loext:contextual-spacing="false" style:writing-mode="page"/>
      <style:text-properties fo:font-size="25pt" style:font-name="Calibri2" style:font-size-asian="25pt" style:font-size-complex="25pt"/>
    </style:style>
    <style:style style:family="paragraph" style:list-style-name="L2" style:name="P2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25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6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style:font-name="Calibri2"/>
    </style:style>
    <style:style style:family="text" style:name="T21">
      <style:text-properties fo:country="BE" fo:font-size="25pt" fo:language="fr" style:font-name="Calibri2" style:font-name-asian="Calibri4" style:font-name-complex="Calibri4" style:font-size-asian="25pt" style:font-size-complex="25pt"/>
    </style:style>
    <style:style style:family="text" style:name="T22">
      <style:text-properties fo:background-color="#ffff00" fo:country="BE" fo:font-size="25pt" fo:font-style="italic" fo:language="fr" loext:char-shading-value="0" style:font-name="Calibri2" style:font-name-asian="Calibri4" style:font-name-complex="Calibri4" style:font-size-asian="25pt" style:font-size-complex="25pt" style:font-style-asian="italic" style:font-style-complex="italic"/>
    </style:style>
    <style:style style:family="text" style:name="T23">
      <style:text-properties fo:font-size="25pt" style:font-name="Calibri2" style:font-size-asian="25pt" style:font-size-complex="25pt"/>
    </style:style>
    <style:style style:family="text" style:name="T24">
      <style:text-properties fo:font-size="25pt" officeooo:rsid="000959c5" style:font-name="Calibri2" style:font-size-asian="25pt" style:font-size-complex="25pt"/>
    </style:style>
    <style:style style:family="text" style:name="T25">
      <style:text-properties fo:font-size="25pt" fo:font-style="normal" fo:font-weight="bold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6">
      <style:text-properties fo:font-size="25pt" fo:font-style="normal" fo:font-weight="bold" officeooo:rsid="0007b6d1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name="Calibri2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name="Calibri2" style:font-size-asian="25pt" style:font-size-complex="25pt" style:font-weight-asian="bold" style:font-weight-complex="bold" style:text-underline-style="none"/>
    </style:style>
    <style:style style:family="text" style:name="T29">
      <style:text-properties fo:background-color="#ffff00" fo:font-size="25pt" fo:font-style="italic" loext:char-shading-value="0" style:font-name="Calibri2" style:font-size-asian="25pt" style:font-size-complex="25pt" style:font-style-asian="italic" style:font-style-complex="italic"/>
    </style:style>
    <style:style style:family="text" style:name="T30">
      <style:text-properties fo:font-weight="bold" fo:letter-spacing="-0.039cm"/>
    </style:style>
    <style:style style:family="text" style:name="T31">
      <style:text-properties fo:font-weight="bold" fo:letter-spacing="-0.085cm"/>
    </style:style>
    <style:style style:family="text" style:name="T32">
      <style:text-properties style:text-line-through-style="none" style:text-line-through-type="none"/>
    </style:style>
    <style:style style:family="text" style:name="T33">
      <style:text-properties fo:color="#000000"/>
    </style:style>
    <style:style style:family="text" style:name="T3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3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3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37">
      <style:text-properties fo:font-size="25pt" style:font-name="Calibri1" style:font-size-asian="21.8500003814697pt" style:font-size-complex="25pt"/>
    </style:style>
    <style:style style:family="text" style:name="T38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9">
      <style:text-properties fo:background-color="transparent" fo:font-size="25pt" fo:font-weight="normal" loext:char-shading-value="0" officeooo:rsid="00362119" style:font-name="Calibri1" style:font-size-asian="25pt" style:font-size-complex="25pt" style:font-weight-asian="normal" style:font-weight-complex="normal"/>
    </style:style>
    <style:style style:family="text" style:name="T40">
      <style:text-properties fo:font-style="normal" fo:font-weight="bold" style:font-name="Calibri1" style:font-style-asian="normal" style:font-style-complex="normal" style:font-weight-asian="bold" style:font-weight-complex="bold"/>
    </style:style>
    <style:style style:family="text" style:name="T41">
      <style:text-properties fo:background-color="#ffff00" fo:font-style="italic" loext:char-shading-value="0" style:font-style-asian="italic" style:font-style-complex="italic"/>
    </style:style>
    <style:style style:family="text" style:name="T42">
      <style:text-properties fo:font-weight="normal" style:font-weight-asian="normal" style:font-weight-complex="normal"/>
    </style:style>
    <style:style style:family="text" style:name="T43">
      <style:text-properties fo:color="#00000a" fo:font-size="20pt" fo:font-style="normal" fo:font-weight="normal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4">
      <style:text-properties fo:color="#00000a" fo:font-size="20pt" fo:font-style="normal" fo:font-weight="normal" officeooo:rsid="00077f89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5">
      <style:text-properties fo:color="#00000a" fo:font-size="20pt" fo:font-weight="normal" style:country-asian="FR" style:country-complex="SA" style:font-name-asian="Times New Roman2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46">
      <style:text-properties officeooo:rsid="0007b6d1"/>
    </style:style>
    <style:style style:family="text" style:name="T47">
      <style:text-properties officeooo:rsid="000959c5"/>
    </style:style>
    <style:style style:family="text" style:name="T48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0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1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2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3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2">ANNEXE 25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25"><text:span text:style-name="T26">Commune</text:span><text:span text:style-name="T25"> de </text:span><text:span text:style-name="T38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6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5"><office:annotation><dc:creator>Auteur inconnu</dc:creator><dc:date>2017-05-16T10:02:36</dc:date><text:p text:style-name="P27"><text:span text:style-name="T48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8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text:style-name="WWNum1" xml:id="list4223753372">
        <text:list-header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</text:span></text:p><text:p text:style-name="P27"><text:span text:style-name="T53"/></text:p></office:annotation>PAS DE TYPE DE DOSSIER SELECTIONNÉ (dans le récapitulatif)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'group' in licence_helper.folderCategoryTownship</text:span></text:p><text:p text:style-name="P27"><text:span text:style-name="T53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not 'group' in licence_helper.folderCategoryTownship</text:span></text:p><text:p text:style-name="P27"><text:span text:style-name="T53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Township</text:span></text:p><text:p text:style-name="P27"><text:span text:style-name="T53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33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name="Section3" text:style-name="Sect1">
        <text:p text:style-name="Text_20_body"><office:annotation><dc:creator>Unknown Author</dc:creator><dc:date>2016-04-21T15:24:04</dc:date><text:p text:style-name="P27"><text:span text:style-name="T51">do section for article in self.getValuesForTemplate('announcementArticles', <text:s/>subfield='description')</text:span></text:p></office:annotation><text:span text:style-name="T37"><text:s/></text:span><text:span text:style-name="T37"><office:annotation><dc:creator>Ngaha </dc:creator><dc:date>2017-06-02T14:51:23</dc:date><text:p text:style-name="P27"><text:span text:style-name="T50">do text</text:span></text:p><text:p text:style-name="P27"><text:span text:style-name="T50">from xhtml(article, stylesMapping={</text:span><text:span text:style-name="T48">'</text:span><text:span text:style-name="T50">p</text:span><text:span text:style-name="T48">'</text:span><text:span text:style-name="T50">:</text:span><text:span text:style-name="T48">'Normal'</text:span><text:span text:style-name="T50">})</text:span></text:p></office:annotation></text:span></text:p>
      </text:section>
      <text:section text:name="Section4" text:style-name="Sect1">
        <text:p text:style-name="P19"/>
      </text:section>
      <text:p text:style-name="P4">Le dossier peut être consulté les jours ouvrables :</text:p>
      <text:p text:style-name="P9">à remplir</text:p>
      <text:list text:style-name="L1" xml:id="list730863941">
        <text:list-item>
          <text:p text:style-name="P23">le mardi de 7 h 45 à 11 h 45 et de 12 h 45 à 16 h 30 ;</text:p>
        </text:list-item>
        <text:list-item>
          <text:p text:style-name="P23">le jeudi de 12 h 45 à 16 h 30 ;</text:p>
        </text:list-item>
        <text:list-item>
          <text:p text:style-name="P23">le jeudi de 17 h 00 à 20 h 00 (sur rendez-vous pris 24 h à l’avance) ;</text:p>
        </text:list-item>
        <text:list-item>
          <text:p text:style-name="P23">le vendredi de 7 h 45 à 11 h 45.</text:p>
        </text:list-item>
      </text:list>
      <text:p text:style-name="P8">à l’adresse suivante : Service des Autorisations, <text:span text:style-name="T41">à remplir</text:span></text:p>
      <text:p text:style-name="P12">(Durant les mois de juillet et août, le service est accessible jusqu'à 14 h 45 au lieu de 16 h 30)</text:p>
      <text:p text:style-name="P10"><text:span text:style-name="T23">Des explications sur le projet peuvent être obtenues auprès de </text:span><text:span text:style-name="T39"><text:text-input text:description="">self.getFoldermanagers()[0].getName2()</text:text-input></text:span><text:span text:style-name="T39"><text:s/></text:span><text:span text:style-name="T39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event_view.display_date('investigationStart')</text:text-input></text:span><text:span text:style-name="T12"><text:s/>au</text:span><text:text-input text:description="">  event_view.display_date('investigationEnd')</text:text-input><text:span text:style-name="T1"> <text:s/></text:span><text:span text:style-name="T42">au collège</text:span><text:span text:style-name="T1"> </text:span><text:span text:style-name="T42">communal</text:span> :</text:p>
      <text:list text:style-name="L2" xml:id="list1005002644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8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4">(5) par courrier électronique à l’adresse suivante : <text:span text:style-name="T41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5"><text:span text:style-name="Style_20_135_20_pt"><text:span text:style-name="T45"><office:annotation><dc:creator>Gauthier Bastien</dc:creator><dc:date>2011-01-13T14:56:41</dc:date><text:p text:style-name="P27"><text:span text:style-name="T49">do text</text:span></text:p><text:p text:style-name="P27"><text:span text:style-name="T49">from document(at=signatures, format='odt')</text:span></text:p></office:annotation></text:span></text:span><text:span text:style-name="Style_20_135_20_pt"><text:span text:style-name="T43">Import depuis signature</text:span></text:span><text:span text:style-name="Style_20_135_20_pt"><text:span text:style-name="T44">s</text:span></text:span><text:span text:style-name="Style_20_135_20_pt"><text:span text:style-name="T43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2" svg:font-family="'Lohit Hindi'"/>
    <style:font-face style:name="OpenSymbol" svg:font-family="OpenSymbol"/>
    <style:font-face style:name="StarSymbol1" svg:font-family="StarSymbol"/>
    <style:font-face style:name="Calibri1" svg:font-family="Calibri" style:font-family-generic="swiss"/>
    <style:font-face style:name="DejaVu Sans1" svg:font-family="'DejaVu Sans'" style:font-family-generic="swiss"/>
    <style:font-face style:name="Segoe UI1" svg:font-family="'Segoe UI'" style:font-family-generic="swiss"/>
    <style:font-face style:name="Ubuntu1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" svg:font-family="Ubuntu" style:font-family-generic="swiss" style:font-pitch="variable"/>
    <style:font-face style:name="Calibri4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3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3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3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2-19T08:45:41.653519639</dc:date>
    <meta:print-date>2017-09-14T11:53:02.697000000</meta:print-date>
    <meta:editing-cycles>139</meta:editing-cycles>
    <meta:editing-duration>PT22H50M44S</meta:editing-duration>
    <meta:printed-by>Alain BOLLY</meta:printed-by>
    <meta:document-statistic meta:table-count="0" meta:image-count="2" meta:object-count="0" meta:page-count="1" meta:paragraph-count="34" meta:word-count="418" meta:character-count="2612" meta:non-whitespace-character-count="2244"/>
    <meta:user-defined meta:name="Info 1"/>
    <meta:user-defined meta:name="Info 2"/>
    <meta:user-defined meta:name="Info 3"/>
    <meta:user-defined meta:name="Info 4"/>
  </office:meta>
</office:document-meta>
</file>